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!/bin/sh</text:span></text:p>
      <text:p text:style-name="P1"><text:span text:style-name="T1"># ----------------------------------------------------------------------------</text:span></text:p>
      <text:p text:style-name="P1"><text:span text:style-name="T1"># Licensed to the Apache Software Foundation (ASF) under one</text:span></text:p>
      <text:p text:style-name="P1"><text:span text:style-name="T1"># or more contributor license agreements.<text:s text:c="2"/>See the NOTICE file</text:span></text:p>
      <text:p text:style-name="P1"><text:span text:style-name="T1"># distributed with this work for additional information</text:span></text:p>
      <text:p text:style-name="P1"><text:span text:style-name="T1"># regarding copyright ownership.<text:s text:c="2"/>The ASF licenses this file</text:span></text:p>
      <text:p text:style-name="P1"><text:span text:style-name="T1"># to you under the Apache License, Version 2.0 (the</text:span></text:p>
      <text:p text:style-name="P1"><text:span text:style-name="T1"># "License"); you may not use this file except in compliance</text:span></text:p>
      <text:p text:style-name="P1"><text:span text:style-name="T1"># with the License.<text:s text:c="2"/>You may obtain a copy of the License at</text:span></text:p>
      <text:p text:style-name="P1"><text:span text:style-name="T1">#</text:span></text:p>
      <text:p text:style-name="P1"><text:span text:style-name="T1">#<text:s text:c="4"/></text:span><text:a xlink:href="https://www.apache.org/licenses/LICENSE-2.0"><text:span text:style-name="T2">https://www.apache.org/licenses/LICENSE-2.0</text:span></text:a><text:span text:style-name="T3"/></text:p>
      <text:p text:style-name="P1"><text:span text:style-name="T3">#</text:span></text:p>
      <text:p text:style-name="P1"><text:span text:style-name="T3"># Unless required by applicable law or agreed to in writing,</text:span></text:p>
      <text:p text:style-name="P1"><text:span text:style-name="T3"># software distributed under the License is distributed on an</text:span></text:p>
      <text:p text:style-name="P1"><text:span text:style-name="T3"># "AS IS" BASIS, WITHOUT WARRANTIES OR CONDITIONS OF ANY</text:span></text:p>
      <text:p text:style-name="P1"><text:span text:style-name="T3"># KIND, either express or implied.<text:s text:c="2"/>See the License for the</text:span></text:p>
      <text:p text:style-name="P1"><text:span text:style-name="T3"># specific language governing permissions and limitations</text:span></text:p>
      <text:p text:style-name="P1"><text:span text:style-name="T3"># under the License.</text:span></text:p>
      <text:p text:style-name="P1"><text:span text:style-name="T3"># ----------------------------------------------------------------------------</text:span></text:p>
      <text:p text:style-name="P1"><text:span text:style-name="T3"/></text:p>
      <text:p text:style-name="P1"><text:span text:style-name="T3"># ----------------------------------------------------------------------------</text:span></text:p>
      <text:p text:style-name="P1"><text:span text:style-name="T3"># Maven Start Up Batch script</text:span></text:p>
      <text:p text:style-name="P1"><text:span text:style-name="T3">#</text:span></text:p>
      <text:p text:style-name="P1"><text:span text:style-name="T3"># Required ENV vars:</text:span></text:p>
      <text:p text:style-name="P1"><text:span text:style-name="T3"># ------------------</text:span></text:p>
      <text:p text:style-name="P1"><text:span text:style-name="T3">#<text:s text:c="3"/>JAVA_HOME - location of a JDK home dir</text:span></text:p>
      <text:p text:style-name="P1"><text:span text:style-name="T3">#</text:span></text:p>
      <text:p text:style-name="P1"><text:span text:style-name="T3"># Optional ENV vars</text:span></text:p>
      <text:p text:style-name="P1"><text:span text:style-name="T3"># -----------------</text:span></text:p>
      <text:p text:style-name="P1"><text:span text:style-name="T3">#<text:s text:c="3"/>M2_HOME - location of maven2's installed home dir</text:span></text:p>
      <text:p text:style-name="P1"><text:span text:style-name="T3">#<text:s text:c="3"/>MAVEN_OPTS - parameters passed to the Java VM when running Maven</text:span></text:p>
      <text:p text:style-name="P1"><text:span text:style-name="T3">#<text:s text:c="5"/>e.g. to debug Maven itself, use</text:span></text:p>
      <text:p text:style-name="P1"><text:span text:style-name="T3">#<text:s text:c="7"/>set MAVEN_OPTS=-Xdebug -Xrunjdwp:transport=dt_socket,server=y,suspend=y,address=8000</text:span></text:p>
      <text:p text:style-name="P1"><text:span text:style-name="T3">#<text:s text:c="3"/>MAVEN_SKIP_RC - flag to disable loading of mavenrc files</text:span></text:p>
      <text:p text:style-name="P1"><text:span text:style-name="T3"># ----------------------------------------------------------------------------</text:span></text:p>
      <text:p text:style-name="P1"><text:span text:style-name="T3"/></text:p>
      <text:p text:style-name="P1"><text:span text:style-name="T3">if [ -z "$MAVEN_SKIP_RC" ] ; then</text:span></text:p>
      <text:p text:style-name="P1"><text:span text:style-name="T3"/></text:p>
      <text:p text:style-name="P1"><text:span text:style-name="T3"><text:s text:c="2"/>if [ -f /usr/local/etc/mavenrc ] ; then</text:span></text:p>
      <text:p text:style-name="P1"><text:span text:style-name="T3"><text:s text:c="4"/>. /usr/local/etc/mavenrc</text:span></text:p>
      <text:p text:style-name="P1"><text:span text:style-name="T3"><text:s text:c="2"/>fi</text:span></text:p>
      <text:p text:style-name="P1"><text:span text:style-name="T3"/></text:p>
      <text:p text:style-name="P1"><text:span text:style-name="T3"><text:s text:c="2"/>if [ -f /etc/mavenrc ] ; then</text:span></text:p>
      <text:p text:style-name="P1"><text:span text:style-name="T3"><text:s text:c="4"/>. /etc/mavenrc</text:span></text:p>
      <text:p text:style-name="P1"><text:span text:style-name="T3"><text:s text:c="2"/>fi</text:span></text:p>
      <text:p text:style-name="P1"><text:span text:style-name="T3"/></text:p>
      <text:p text:style-name="P1"><text:span text:style-name="T3"><text:s text:c="2"/>if [ -f "$HOME/.mavenrc" ] ; then</text:span></text:p>
      <text:p text:style-name="P1"><text:span text:style-name="T3"><text:s text:c="4"/>. "$HOME/.mavenrc"</text:span></text:p>
      <text:p text:style-name="P1"><text:span text:style-name="T3"><text:s text:c="2"/>fi</text:span></text:p>
      <text:p text:style-name="P1"><text:span text:style-name="T3"/></text:p>
      <text:p text:style-name="P1"><text:span text:style-name="T3">fi</text:span></text:p>
      <text:p text:style-name="P1"><text:span text:style-name="T3"/></text:p>
      <text:p text:style-name="P1"><text:span text:style-name="T3"># OS specific support.<text:s text:c="2"/>$var _must_ be set to either true or false.</text:span></text:p>
      <text:p text:style-name="P1"><text:span text:style-name="T3">cygwin=false;</text:span></text:p>
      <text:p text:style-name="P1"><text:span text:style-name="T3">darwin=false;</text:span></text:p>
      <text:p text:style-name="P1"><text:span text:style-name="T3">mingw=false</text:span></text:p>
      <text:p text:style-name="P1"><text:span text:style-name="T3">case "`uname`" in</text:span></text:p>
      <text:p text:style-name="P1"><text:span text:style-name="T3"><text:s text:c="2"/>CYGWIN*) cygwin=true ;;</text:span></text:p>
      <text:p text:style-name="P1"><text:span text:style-name="T3"><text:s text:c="2"/>MINGW*) mingw=true;;</text:span></text:p>
      <text:p text:style-name="P1"><text:span text:style-name="T3"><text:s text:c="2"/>Darwin*) darwin=true</text:span></text:p>
      <text:p text:style-name="P1"><text:span text:style-name="T3"><text:s text:c="4"/># Use /usr/libexec/java_home if available, otherwise fall back to /Library/Java/Home</text:span></text:p>
      <text:p text:style-name="P1"><text:span text:style-name="T3"><text:s text:c="4"/># See<text:s/></text:span><text:a xlink:href="https://developer.apple.com/library/mac/qa/qa1170/_index.html"><text:span text:style-name="T4">https://developer.apple.com/library/mac/qa/qa1170/_index.html</text:span></text:a><text:span text:style-name="T5"/></text:p>
      <text:p text:style-name="P1"><text:span text:style-name="T5"><text:s text:c="4"/>if [ -z "$JAVA_HOME" ]; then</text:span></text:p>
      <text:p text:style-name="P1"><text:span text:style-name="T5"><text:s text:c="6"/>if [ -x "/usr/libexec/java_home" ]; then</text:span></text:p>
      <text:p text:style-name="P1"><text:span text:style-name="T5"><text:s text:c="8"/>export JAVA_HOME="`/usr/libexec/java_home`"</text:span></text:p>
      <text:p text:style-name="P1"><text:span text:style-name="T5"><text:s text:c="6"/>else</text:span></text:p>
      <text:p text:style-name="P1"><text:span text:style-name="T5"><text:s text:c="8"/>export JAVA_HOME="/Library/Java/Home"</text:span></text:p>
      <text:p text:style-name="P1"><text:span text:style-name="T5"><text:s text:c="6"/>fi</text:span></text:p>
      <text:p text:style-name="P1"><text:span text:style-name="T5"><text:s text:c="4"/>fi</text:span></text:p>
      <text:p text:style-name="P1"><text:span text:style-name="T5"><text:s text:c="4"/>;;</text:span></text:p>
      <text:p text:style-name="P1"><text:span text:style-name="T5">esac</text:span></text:p>
      <text:p text:style-name="P1"><text:span text:style-name="T5"/></text:p>
      <text:p text:style-name="P1"><text:span text:style-name="T5">if [ -z "$JAVA_HOME" ] ; then</text:span></text:p>
      <text:p text:style-name="P1"><text:span text:style-name="T5"><text:s text:c="2"/>if [ -r /etc/gentoo-release ] ; then</text:span></text:p>
      <text:p text:style-name="P1"><text:span text:style-name="T5"><text:s text:c="4"/>JAVA_HOME=`java-config --jre-home`</text:span></text:p>
      <text:p text:style-name="P1"><text:span text:style-name="T5"><text:s text:c="2"/>fi</text:span></text:p>
      <text:p text:style-name="P1"><text:span text:style-name="T5">fi</text:span></text:p>
      <text:p text:style-name="P1"><text:span text:style-name="T5"/></text:p>
      <text:p text:style-name="P1"><text:span text:style-name="T5">if [ -z "$M2_HOME" ] ; then</text:span></text:p>
      <text:p text:style-name="P1"><text:span text:style-name="T5"><text:s text:c="2"/>## resolve links - $0 may be a link to maven's home</text:span></text:p>
      <text:p text:style-name="P1"><text:span text:style-name="T5"><text:s text:c="2"/>PRG="$0"</text:span></text:p>
      <text:p text:style-name="P1"><text:span text:style-name="T5"/></text:p>
      <text:p text:style-name="P1"><text:span text:style-name="T5"><text:s text:c="2"/># need this for relative symlinks</text:span></text:p>
      <text:p text:style-name="P1"><text:span text:style-name="T5"><text:s text:c="2"/>while [ -h "$PRG" ] ; do</text:span></text:p>
      <text:p text:style-name="P1"><text:span text:style-name="T5"><text:s text:c="4"/>ls=`ls -ld "$PRG"`</text:span></text:p>
      <text:p text:style-name="P1"><text:span text:style-name="T5"><text:s text:c="4"/>link=`expr "$ls" : '.*-&gt; \(.*\)$'`</text:span></text:p>
      <text:p text:style-name="P1"><text:span text:style-name="T5"><text:s text:c="4"/>if expr "$link" : '/.*' &gt; /dev/null; then</text:span></text:p>
      <text:p text:style-name="P1"><text:span text:style-name="T5"><text:s text:c="6"/>PRG="$link"</text:span></text:p>
      <text:p text:style-name="P1"><text:span text:style-name="T5"><text:s text:c="4"/>else</text:span></text:p>
      <text:p text:style-name="P1"><text:span text:style-name="T5"><text:s text:c="6"/>PRG="`dirname "$PRG"`/$link"</text:span></text:p>
      <text:p text:style-name="P1"><text:span text:style-name="T5"><text:s text:c="4"/>fi</text:span></text:p>
      <text:p text:style-name="P1"><text:span text:style-name="T5"><text:s text:c="2"/>done</text:span></text:p>
      <text:p text:style-name="P1"><text:span text:style-name="T5"/></text:p>
      <text:p text:style-name="P1"><text:span text:style-name="T5"><text:s text:c="2"/>saveddir=`pwd`</text:span></text:p>
      <text:p text:style-name="P1"><text:span text:style-name="T5"/></text:p>
      <text:p text:style-name="P1"><text:span text:style-name="T5"><text:s text:c="2"/>M2_HOME=`dirname "$PRG"`/..</text:span></text:p>
      <text:p text:style-name="P1"><text:span text:style-name="T5"/></text:p>
      <text:p text:style-name="P1"><text:span text:style-name="T5"><text:s text:c="2"/># make it fully qualified</text:span></text:p>
      <text:p text:style-name="P1"><text:span text:style-name="T5"><text:s text:c="2"/>M2_HOME=`cd "$M2_HOME" &amp;&amp; pwd`</text:span></text:p>
      <text:p text:style-name="P1"><text:span text:style-name="T5"/></text:p>
      <text:p text:style-name="P1"><text:span text:style-name="T5"><text:s text:c="2"/>cd "$saveddir"</text:span></text:p>
      <text:p text:style-name="P1"><text:span text:style-name="T5"><text:s text:c="2"/># echo Using m2 at $M2_HOME</text:span></text:p>
      <text:p text:style-name="P1"><text:span text:style-name="T5">fi</text:span></text:p>
      <text:p text:style-name="P1"><text:span text:style-name="T5"/></text:p>
      <text:p text:style-name="P1"><text:span text:style-name="T5"># For Cygwin, ensure paths are in UNIX format before anything is touched</text:span></text:p>
      <text:p text:style-name="P1"><text:span text:style-name="T5">if $cygwin ; then</text:span></text:p>
      <text:p text:style-name="P1"><text:span text:style-name="T5"><text:s text:c="2"/>[ -n "$M2_HOME" ] &amp;&amp;</text:span></text:p>
      <text:p text:style-name="P1"><text:span text:style-name="T5"><text:s text:c="4"/>M2_HOME=`cygpath --unix "$M2_HOME"`</text:span></text:p>
      <text:p text:style-name="P1"><text:span text:style-name="T5"><text:s text:c="2"/>[ -n "$JAVA_HOME" ] &amp;&amp;</text:span></text:p>
      <text:p text:style-name="P1"><text:span text:style-name="T5"><text:s text:c="4"/>JAVA_HOME=`cygpath --unix "$JAVA_HOME"`</text:span></text:p>
      <text:p text:style-name="P1"><text:span text:style-name="T5"><text:s text:c="2"/>[ -n "$CLASSPATH" ] &amp;&amp;</text:span></text:p>
      <text:p text:style-name="P1"><text:span text:style-name="T5"><text:s text:c="4"/>CLASSPATH=`cygpath --path --unix "$CLASSPATH"`</text:span></text:p>
      <text:p text:style-name="P1"><text:span text:style-name="T5">fi</text:span></text:p>
      <text:p text:style-name="P1"><text:span text:style-name="T5"/></text:p>
      <text:p text:style-name="P1"><text:span text:style-name="T5"># For Mingw, ensure paths are in UNIX format before anything is touched</text:span></text:p>
      <text:p text:style-name="P1"><text:span text:style-name="T5">if $mingw ; then</text:span></text:p>
      <text:p text:style-name="P1"><text:span text:style-name="T5"><text:s text:c="2"/>[ -n "$M2_HOME" ] &amp;&amp;</text:span></text:p>
      <text:p text:style-name="P1"><text:span text:style-name="T5"><text:s text:c="4"/>M2_HOME="`(cd "$M2_HOME"; pwd)`"</text:span></text:p>
      <text:p text:style-name="P1"><text:span text:style-name="T5"><text:s text:c="2"/>[ -n "$JAVA_HOME" ] &amp;&amp;</text:span></text:p>
      <text:p text:style-name="P1"><text:span text:style-name="T5"><text:s text:c="4"/>JAVA_HOME="`(cd "$JAVA_HOME"; pwd)`"</text:span></text:p>
      <text:p text:style-name="P1"><text:span text:style-name="T5">fi</text:span></text:p>
      <text:p text:style-name="P1"><text:span text:style-name="T5"/></text:p>
      <text:p text:style-name="P1"><text:span text:style-name="T5">if [ -z "$JAVA_HOME" ]; then</text:span></text:p>
      <text:p text:style-name="P1"><text:span text:style-name="T5"><text:s text:c="2"/>javaExecutable="`which javac`"</text:span></text:p>
      <text:p text:style-name="P1"><text:span text:style-name="T5"><text:s text:c="2"/>if [ -n "$javaExecutable" ] &amp;&amp; ! [ "`expr \"$javaExecutable\" : '\([^ ]*\)'`" = "no" ]; then</text:span></text:p>
      <text:p text:style-name="P1"><text:span text:style-name="T5"><text:s text:c="4"/># readlink(1) is not available as standard on Solaris 10.</text:span></text:p>
      <text:p text:style-name="P1"><text:span text:style-name="T5"><text:s text:c="4"/>readLink=`which readlink`</text:span></text:p>
      <text:p text:style-name="P1"><text:span text:style-name="T5"><text:s text:c="4"/>if [ ! `expr "$readLink" : '\([^ ]*\)'` = "no" ]; then</text:span></text:p>
      <text:p text:style-name="P1"><text:span text:style-name="T5"><text:s text:c="6"/>if $darwin ; then</text:span></text:p>
      <text:p text:style-name="P1"><text:span text:style-name="T5"><text:s text:c="8"/>javaHome="`dirname \"$javaExecutable\"`"</text:span></text:p>
      <text:p text:style-name="P1"><text:span text:style-name="T5"><text:s text:c="8"/>javaExecutable="`cd \"$javaHome\" &amp;&amp; pwd -P`/javac"</text:span></text:p>
      <text:p text:style-name="P1"><text:span text:style-name="T5"><text:s text:c="6"/>else</text:span></text:p>
      <text:p text:style-name="P1"><text:span text:style-name="T5"><text:s text:c="8"/>javaExecutable="`readlink -f \"$javaExecutable\"`"</text:span></text:p>
      <text:p text:style-name="P1"><text:span text:style-name="T5"><text:s text:c="6"/>fi</text:span></text:p>
      <text:p text:style-name="P1"><text:span text:style-name="T5"><text:s text:c="6"/>javaHome="`dirname \"$javaExecutable\"`"</text:span></text:p>
      <text:p text:style-name="P1"><text:span text:style-name="T5"><text:s text:c="6"/>javaHome=`expr "$javaHome" : '\(.*\)/bin'`</text:span></text:p>
      <text:p text:style-name="P1"><text:span text:style-name="T5"><text:s text:c="6"/>JAVA_HOME="$javaHome"</text:span></text:p>
      <text:p text:style-name="P1"><text:span text:style-name="T5"><text:s text:c="6"/>export JAVA_HOME</text:span></text:p>
      <text:p text:style-name="P1"><text:span text:style-name="T5"><text:s text:c="4"/>fi</text:span></text:p>
      <text:p text:style-name="P1"><text:span text:style-name="T5"><text:s text:c="2"/>fi</text:span></text:p>
      <text:p text:style-name="P1"><text:span text:style-name="T5">fi</text:span></text:p>
      <text:p text:style-name="P1"><text:span text:style-name="T5"/></text:p>
      <text:p text:style-name="P1"><text:span text:style-name="T5">if [ -z "$JAVACMD" ] ; then</text:span></text:p>
      <text:p text:style-name="P1"><text:span text:style-name="T5"><text:s text:c="2"/>if [ -n "$JAVA_HOME"<text:s text:c="2"/>] ; then</text:span></text:p>
      <text:p text:style-name="P1"><text:span text:style-name="T5"><text:s text:c="4"/>if [ -x "$JAVA_HOME/jre/sh/java" ] ; then</text:span></text:p>
      <text:p text:style-name="P1"><text:span text:style-name="T5"><text:s text:c="6"/># IBM's JDK on AIX uses strange locations for the executables</text:span></text:p>
      <text:p text:style-name="P1"><text:span text:style-name="T5"><text:s text:c="6"/>JAVACMD="$JAVA_HOME/jre/sh/java"</text:span></text:p>
      <text:p text:style-name="P1"><text:span text:style-name="T5"><text:s text:c="4"/>else</text:span></text:p>
      <text:p text:style-name="P1"><text:span text:style-name="T5"><text:s text:c="6"/>JAVACMD="$JAVA_HOME/bin/java"</text:span></text:p>
      <text:p text:style-name="P1"><text:span text:style-name="T5"><text:s text:c="4"/>fi</text:span></text:p>
      <text:p text:style-name="P1"><text:span text:style-name="T5"><text:s text:c="2"/>else</text:span></text:p>
      <text:p text:style-name="P1"><text:span text:style-name="T5"><text:s text:c="4"/>JAVACMD="`\\unset -f command;<text:s/></text:span><text:a xlink:href="//command"><text:span text:style-name="T6">\\command</text:span></text:a><text:span text:style-name="T7"><text:s/>-v java`"</text:span></text:p>
      <text:p text:style-name="P1"><text:span text:style-name="T7"><text:s text:c="2"/>fi</text:span></text:p>
      <text:p text:style-name="P1"><text:span text:style-name="T7">fi</text:span></text:p>
      <text:p text:style-name="P1"><text:span text:style-name="T7"/></text:p>
      <text:p text:style-name="P1"><text:span text:style-name="T7">if [ ! -x "$JAVACMD" ] ; then</text:span></text:p>
      <text:p text:style-name="P1"><text:span text:style-name="T7"><text:s text:c="2"/>echo "Error: JAVA_HOME is not defined correctly." &gt;&amp;2</text:span></text:p>
      <text:p text:style-name="P1"><text:span text:style-name="T7"><text:s text:c="2"/>echo "<text:s text:c="2"/>We cannot execute $JAVACMD" &gt;&amp;2</text:span></text:p>
      <text:p text:style-name="P1"><text:span text:style-name="T7"><text:s text:c="2"/>exit 1</text:span></text:p>
      <text:p text:style-name="P1"><text:span text:style-name="T7">fi</text:span></text:p>
      <text:p text:style-name="P1"><text:span text:style-name="T7"/></text:p>
      <text:p text:style-name="P1"><text:span text:style-name="T7">if [ -z "$JAVA_HOME" ] ; then</text:span></text:p>
      <text:p text:style-name="P1"><text:span text:style-name="T7"><text:s text:c="2"/>echo "Warning: JAVA_HOME environment variable is not set."</text:span></text:p>
      <text:p text:style-name="P1"><text:span text:style-name="T7">fi</text:span></text:p>
      <text:p text:style-name="P1"><text:span text:style-name="T7"/></text:p>
      <text:p text:style-name="P1"><text:span text:style-name="T7">CLASSWORLDS_LAUNCHER=org.codehaus.plexus.classworlds.launcher.Launcher</text:span></text:p>
      <text:p text:style-name="P1"><text:span text:style-name="T7"/></text:p>
      <text:p text:style-name="P1"><text:span text:style-name="T7"># traverses directory structure from process work directory to filesystem root</text:span></text:p>
      <text:p text:style-name="P1"><text:span text:style-name="T7"># first directory with .mvn subdirectory is considered project base directory</text:span></text:p>
      <text:p text:style-name="P1"><text:span text:style-name="T7">find_maven_basedir() {</text:span></text:p>
      <text:p text:style-name="P1"><text:span text:style-name="T7"/></text:p>
      <text:p text:style-name="P1"><text:span text:style-name="T7"><text:s text:c="2"/>if [ -z "$1" ]</text:span></text:p>
      <text:p text:style-name="P1"><text:span text:style-name="T7"><text:s text:c="2"/>then</text:span></text:p>
      <text:p text:style-name="P1"><text:span text:style-name="T7"><text:s text:c="4"/>echo "Path not specified to find_maven_basedir"</text:span></text:p>
      <text:p text:style-name="P1"><text:span text:style-name="T7"><text:s text:c="4"/>return 1</text:span></text:p>
      <text:p text:style-name="P1"><text:span text:style-name="T7"><text:s text:c="2"/>fi</text:span></text:p>
      <text:p text:style-name="P1"><text:span text:style-name="T7"/></text:p>
      <text:p text:style-name="P1"><text:span text:style-name="T7"><text:s text:c="2"/>basedir="$1"</text:span></text:p>
      <text:p text:style-name="P1"><text:span text:style-name="T7"><text:s text:c="2"/>wdir="$1"</text:span></text:p>
      <text:p text:style-name="P1"><text:span text:style-name="T7"><text:s text:c="2"/>while [ "$wdir" != '/' ] ; do</text:span></text:p>
      <text:p text:style-name="P1"><text:span text:style-name="T7"><text:s text:c="4"/>if [ -d "$wdir"/.mvn ] ; then</text:span></text:p>
      <text:p text:style-name="P1"><text:span text:style-name="T7"><text:s text:c="6"/>basedir=$wdir</text:span></text:p>
      <text:p text:style-name="P1"><text:span text:style-name="T7"><text:s text:c="6"/>break</text:span></text:p>
      <text:p text:style-name="P1"><text:span text:style-name="T7"><text:s text:c="4"/>fi</text:span></text:p>
      <text:p text:style-name="P1"><text:span text:style-name="T7"><text:s text:c="4"/># workaround for JBEAP-8937 (on Solaris 10/Sparc)</text:span></text:p>
      <text:p text:style-name="P1"><text:span text:style-name="T7"><text:s text:c="4"/>if [ -d "${wdir}" ]; then</text:span></text:p>
      <text:p text:style-name="P1"><text:span text:style-name="T7"><text:s text:c="6"/>wdir=`cd "$wdir/.."; pwd`</text:span></text:p>
      <text:p text:style-name="P1"><text:span text:style-name="T7"><text:s text:c="4"/>fi</text:span></text:p>
      <text:p text:style-name="P1"><text:span text:style-name="T7"><text:s text:c="4"/># end of workaround</text:span></text:p>
      <text:p text:style-name="P1"><text:span text:style-name="T7"><text:s text:c="2"/>done</text:span></text:p>
      <text:p text:style-name="P1"><text:span text:style-name="T7"><text:s text:c="2"/>echo "${basedir}"</text:span></text:p>
      <text:p text:style-name="P1"><text:span text:style-name="T7">}</text:span></text:p>
      <text:p text:style-name="P1"><text:span text:style-name="T7"/></text:p>
      <text:p text:style-name="P1"><text:span text:style-name="T7"># concatenates all lines of a file</text:span></text:p>
      <text:p text:style-name="P1"><text:span text:style-name="T7">concat_lines() {</text:span></text:p>
      <text:p text:style-name="P1"><text:span text:style-name="T7"><text:s text:c="2"/>if [ -f "$1" ]; then</text:span></text:p>
      <text:p text:style-name="P1"><text:span text:style-name="T7"><text:s text:c="4"/>echo "$(tr -s '\n' ' ' &lt; "$1")"</text:span></text:p>
      <text:p text:style-name="P1"><text:span text:style-name="T7"><text:s text:c="2"/>fi</text:span></text:p>
      <text:p text:style-name="P1"><text:span text:style-name="T7">}</text:span></text:p>
      <text:p text:style-name="P1"><text:span text:style-name="T7"/></text:p>
      <text:p text:style-name="P1"><text:span text:style-name="T7">BASE_DIR=`find_maven_basedir "$(pwd)"`</text:span></text:p>
      <text:p text:style-name="P1"><text:span text:style-name="T7">if [ -z "$BASE_DIR" ]; then</text:span></text:p>
      <text:p text:style-name="P1"><text:span text:style-name="T7"><text:s text:c="2"/>exit 1;</text:span></text:p>
      <text:p text:style-name="P1"><text:span text:style-name="T7">fi</text:span></text:p>
      <text:p text:style-name="P1"><text:span text:style-name="T7"/></text:p>
      <text:p text:style-name="P1"><text:span text:style-name="T7">##########################################################################################</text:span></text:p>
      <text:p text:style-name="P1"><text:span text:style-name="T7"># Extension to allow automatically downloading the maven-wrapper.jar from Maven-central</text:span></text:p>
      <text:p text:style-name="P1"><text:span text:style-name="T7"># This allows using the maven wrapper in projects that prohibit checking in binary data.</text:span></text:p>
      <text:p text:style-name="P1"><text:span text:style-name="T7">##########################################################################################</text:span></text:p>
      <text:p text:style-name="P1"><text:span text:style-name="T7">if [ -r "$BASE_DIR/.mvn/wrapper/maven-wrapper.jar" ]; then</text:span></text:p>
      <text:p text:style-name="P1"><text:span text:style-name="T7"><text:s text:c="4"/>if [ "$MVNW_VERBOSE" = true ]; then</text:span></text:p>
      <text:p text:style-name="P1"><text:span text:style-name="T7"><text:s text:c="6"/>echo "Found .mvn/wrapper/maven-wrapper.jar"</text:span></text:p>
      <text:p text:style-name="P1"><text:span text:style-name="T7"><text:s text:c="4"/>fi</text:span></text:p>
      <text:p text:style-name="P1"><text:span text:style-name="T7">else</text:span></text:p>
      <text:p text:style-name="P1"><text:span text:style-name="T7"><text:s text:c="4"/>if [ "$MVNW_VERBOSE" = true ]; then</text:span></text:p>
      <text:p text:style-name="P1"><text:span text:style-name="T7"><text:s text:c="6"/>echo "Couldn't find .mvn/wrapper/maven-wrapper.jar, downloading it ..."</text:span></text:p>
      <text:p text:style-name="P1"><text:span text:style-name="T7"><text:s text:c="4"/>fi</text:span></text:p>
      <text:p text:style-name="P1"><text:span text:style-name="T7"><text:s text:c="4"/>if [ -n "$MVNW_REPOURL" ]; then</text:span></text:p>
      <text:p text:style-name="P1"><text:span text:style-name="T7"><text:s text:c="6"/>jarUrl="$MVNW_REPOURL/org/apache/maven/wrapper/maven-wrapper/3.1.0/maven-wrapper-3.1.0.jar"</text:span></text:p>
      <text:p text:style-name="P1"><text:span text:style-name="T7"><text:s text:c="4"/>else</text:span></text:p>
      <text:p text:style-name="P1"><text:span text:style-name="T7"><text:s text:c="6"/>jarUrl="https://repo.maven.apache.org/maven2/org/apache/maven/wrapper/maven-wrapper/3.1.0/maven-wrapper-3.1.0.jar"</text:span></text:p>
      <text:p text:style-name="P1"><text:span text:style-name="T7"><text:s text:c="4"/>fi</text:span></text:p>
      <text:p text:style-name="P1"><text:span text:style-name="T7"><text:s text:c="4"/>while IFS="=" read key value; do</text:span></text:p>
      <text:p text:style-name="P1"><text:span text:style-name="T7"><text:s text:c="6"/>case "$key" in (wrapperUrl) jarUrl="$value"; break ;;</text:span></text:p>
      <text:p text:style-name="P1"><text:span text:style-name="T7"><text:s text:c="6"/>esac</text:span></text:p>
      <text:p text:style-name="P1"><text:span text:style-name="T7"><text:s text:c="4"/>done &lt; "$BASE_DIR/.mvn/wrapper/maven-wrapper.properties"</text:span></text:p>
      <text:p text:style-name="P1"><text:span text:style-name="T7"><text:s text:c="4"/>if [ "$MVNW_VERBOSE" = true ]; then</text:span></text:p>
      <text:p text:style-name="P1"><text:span text:style-name="T7"><text:s text:c="6"/>echo "Downloading from: $jarUrl"</text:span></text:p>
      <text:p text:style-name="P1"><text:span text:style-name="T7"><text:s text:c="4"/>fi</text:span></text:p>
      <text:p text:style-name="P1"><text:span text:style-name="T7"><text:s text:c="4"/>wrapperJarPath="$BASE_DIR/.mvn/wrapper/maven-wrapper.jar"</text:span></text:p>
      <text:p text:style-name="P1"><text:span text:style-name="T7"><text:s text:c="4"/>if $cygwin; then</text:span></text:p>
      <text:p text:style-name="P1"><text:span text:style-name="T7"><text:s text:c="6"/>wrapperJarPath=`cygpath --path --windows "$wrapperJarPath"`</text:span></text:p>
      <text:p text:style-name="P1"><text:span text:style-name="T7"><text:s text:c="4"/>fi</text:span></text:p>
      <text:p text:style-name="P1"><text:span text:style-name="T7"/></text:p>
      <text:p text:style-name="P1"><text:span text:style-name="T7"><text:s text:c="4"/>if command -v wget &gt; /dev/null; then</text:span></text:p>
      <text:p text:style-name="P1"><text:span text:style-name="T7"><text:s text:c="8"/>if [ "$MVNW_VERBOSE" = true ]; then</text:span></text:p>
      <text:p text:style-name="P1"><text:span text:style-name="T7"><text:s text:c="10"/>echo "Found wget ... using wget"</text:span></text:p>
      <text:p text:style-name="P1"><text:span text:style-name="T7"><text:s text:c="8"/>fi</text:span></text:p>
      <text:p text:style-name="P1"><text:span text:style-name="T7"><text:s text:c="8"/>if [ -z "$MVNW_USERNAME" ] || [ -z "$MVNW_PASSWORD" ]; then</text:span></text:p>
      <text:p text:style-name="P1"><text:span text:style-name="T7"><text:s text:c="12"/>wget "$jarUrl" -O "$wrapperJarPath" || rm -f "$wrapperJarPath"</text:span></text:p>
      <text:p text:style-name="P1"><text:span text:style-name="T7"><text:s text:c="8"/>else</text:span></text:p>
      <text:p text:style-name="P1"><text:span text:style-name="T7"><text:s text:c="12"/>wget --http-user=$MVNW_USERNAME --http-password=$MVNW_PASSWORD "$jarUrl" -O "$wrapperJarPath" || rm -f "$wrapperJarPath"</text:span></text:p>
      <text:p text:style-name="P1"><text:span text:style-name="T7"><text:s text:c="8"/>fi</text:span></text:p>
      <text:p text:style-name="P1"><text:span text:style-name="T7"><text:s text:c="4"/>elif command -v curl &gt; /dev/null; then</text:span></text:p>
      <text:p text:style-name="P1"><text:span text:style-name="T7"><text:s text:c="8"/>if [ "$MVNW_VERBOSE" = true ]; then</text:span></text:p>
      <text:p text:style-name="P1"><text:span text:style-name="T7"><text:s text:c="10"/>echo "Found curl ... using curl"</text:span></text:p>
      <text:p text:style-name="P1"><text:span text:style-name="T7"><text:s text:c="8"/>fi</text:span></text:p>
      <text:p text:style-name="P1"><text:span text:style-name="T7"><text:s text:c="8"/>if [ -z "$MVNW_USERNAME" ] || [ -z "$MVNW_PASSWORD" ]; then</text:span></text:p>
      <text:p text:style-name="P1"><text:span text:style-name="T7"><text:s text:c="12"/>curl -o "$wrapperJarPath" "$jarUrl" -f</text:span></text:p>
      <text:p text:style-name="P1"><text:span text:style-name="T7"><text:s text:c="8"/>else</text:span></text:p>
      <text:p text:style-name="P1"><text:span text:style-name="T7"><text:s text:c="12"/>curl --user $MVNW_USERNAME:$MVNW_PASSWORD -o "$wrapperJarPath" "$jarUrl" -f</text:span></text:p>
      <text:p text:style-name="P1"><text:span text:style-name="T7"><text:s text:c="8"/>fi</text:span></text:p>
      <text:p text:style-name="P1"><text:span text:style-name="T7"/></text:p>
      <text:p text:style-name="P1"><text:span text:style-name="T7"><text:s text:c="4"/>else</text:span></text:p>
      <text:p text:style-name="P1"><text:span text:style-name="T7"><text:s text:c="8"/>if [ "$MVNW_VERBOSE" = true ]; then</text:span></text:p>
      <text:p text:style-name="P1"><text:span text:style-name="T7"><text:s text:c="10"/>echo "Falling back to using Java to download"</text:span></text:p>
      <text:p text:style-name="P1"><text:span text:style-name="T7"><text:s text:c="8"/>fi</text:span></text:p>
      <text:p text:style-name="P1"><text:span text:style-name="T7"><text:s text:c="8"/>javaClass="$BASE_DIR/.mvn/wrapper/MavenWrapperDownloader.java"</text:span></text:p>
      <text:p text:style-name="P1"><text:span text:style-name="T7"><text:s text:c="8"/># For Cygwin, switch paths to Windows format before running javac</text:span></text:p>
      <text:p text:style-name="P1"><text:span text:style-name="T7"><text:s text:c="8"/>if $cygwin; then</text:span></text:p>
      <text:p text:style-name="P1"><text:span text:style-name="T7"><text:s text:c="10"/>javaClass=`cygpath --path --windows "$javaClass"`</text:span></text:p>
      <text:p text:style-name="P1"><text:span text:style-name="T7"><text:s text:c="8"/>fi</text:span></text:p>
      <text:p text:style-name="P1"><text:span text:style-name="T7"><text:s text:c="8"/>if [ -e "$javaClass" ]; then</text:span></text:p>
      <text:p text:style-name="P1"><text:span text:style-name="T7"><text:s text:c="12"/>if [ ! -e "$BASE_DIR/.mvn/wrapper/MavenWrapperDownloader.class" ]; then</text:span></text:p>
      <text:p text:style-name="P1"><text:span text:style-name="T7"><text:s text:c="16"/>if [ "$MVNW_VERBOSE" = true ]; then</text:span></text:p>
      <text:p text:style-name="P1"><text:span text:style-name="T7"><text:s text:c="18"/>echo " - Compiling MavenWrapperDownloader.java ..."</text:span></text:p>
      <text:p text:style-name="P1"><text:span text:style-name="T7"><text:s text:c="16"/>fi</text:span></text:p>
      <text:p text:style-name="P1"><text:span text:style-name="T7"><text:s text:c="16"/># Compiling the Java class</text:span></text:p>
      <text:p text:style-name="P1"><text:span text:style-name="T7"><text:s text:c="16"/>("$JAVA_HOME/bin/javac" "$javaClass")</text:span></text:p>
      <text:p text:style-name="P1"><text:span text:style-name="T7"><text:s text:c="12"/>fi</text:span></text:p>
      <text:p text:style-name="P1"><text:span text:style-name="T7"><text:s text:c="12"/>if [ -e "$BASE_DIR/.mvn/wrapper/MavenWrapperDownloader.class" ]; then</text:span></text:p>
      <text:p text:style-name="P1"><text:span text:style-name="T7"><text:s text:c="16"/># Running the downloader</text:span></text:p>
      <text:p text:style-name="P1"><text:span text:style-name="T7"><text:s text:c="16"/>if [ "$MVNW_VERBOSE" = true ]; then</text:span></text:p>
      <text:p text:style-name="P1"><text:span text:style-name="T7"><text:s text:c="18"/>echo " - Running MavenWrapperDownloader.java ..."</text:span></text:p>
      <text:p text:style-name="P1"><text:span text:style-name="T7"><text:s text:c="16"/>fi</text:span></text:p>
      <text:p text:style-name="P1"><text:span text:style-name="T7"><text:s text:c="16"/>("$JAVA_HOME/bin/java" -cp .mvn/wrapper MavenWrapperDownloader "$MAVEN_PROJECTBASEDIR")</text:span></text:p>
      <text:p text:style-name="P1"><text:span text:style-name="T7"><text:s text:c="12"/>fi</text:span></text:p>
      <text:p text:style-name="P1"><text:span text:style-name="T7"><text:s text:c="8"/>fi</text:span></text:p>
      <text:p text:style-name="P1"><text:span text:style-name="T7"><text:s text:c="4"/>fi</text:span></text:p>
      <text:p text:style-name="P1"><text:span text:style-name="T7">fi</text:span></text:p>
      <text:p text:style-name="P1"><text:span text:style-name="T7">##########################################################################################</text:span></text:p>
      <text:p text:style-name="P1"><text:span text:style-name="T7"># End of extension</text:span></text:p>
      <text:p text:style-name="P1"><text:span text:style-name="T7">##########################################################################################</text:span></text:p>
      <text:p text:style-name="P1"><text:span text:style-name="T7"/></text:p>
      <text:p text:style-name="P1"><text:span text:style-name="T7">export MAVEN_PROJECTBASEDIR=${MAVEN_BASEDIR:-"$BASE_DIR"}</text:span></text:p>
      <text:p text:style-name="P1"><text:span text:style-name="T7">if [ "$MVNW_VERBOSE" = true ]; then</text:span></text:p>
      <text:p text:style-name="P1"><text:span text:style-name="T7"><text:s text:c="2"/>echo $MAVEN_PROJECTBASEDIR</text:span></text:p>
      <text:p text:style-name="P1"><text:span text:style-name="T7">fi</text:span></text:p>
      <text:p text:style-name="P1"><text:span text:style-name="T7">MAVEN_OPTS="$(concat_lines "$MAVEN_PROJECTBASEDIR/.mvn/jvm.config") $MAVEN_OPTS"</text:span></text:p>
      <text:p text:style-name="P1"><text:span text:style-name="T7"/></text:p>
      <text:p text:style-name="P1"><text:span text:style-name="T7"># For Cygwin, switch paths to Windows format before running java</text:span></text:p>
      <text:p text:style-name="P1"><text:span text:style-name="T7">if $cygwin; then</text:span></text:p>
      <text:p text:style-name="P1"><text:span text:style-name="T7"><text:s text:c="2"/>[ -n "$M2_HOME" ] &amp;&amp;</text:span></text:p>
      <text:p text:style-name="P1"><text:span text:style-name="T7"><text:s text:c="4"/>M2_HOME=`cygpath --path --windows "$M2_HOME"`</text:span></text:p>
      <text:p text:style-name="P1"><text:span text:style-name="T7"><text:s text:c="2"/>[ -n "$JAVA_HOME" ] &amp;&amp;</text:span></text:p>
      <text:p text:style-name="P1"><text:span text:style-name="T7"><text:s text:c="4"/>JAVA_HOME=`cygpath --path --windows "$JAVA_HOME"`</text:span></text:p>
      <text:p text:style-name="P1"><text:span text:style-name="T7"><text:s text:c="2"/>[ -n "$CLASSPATH" ] &amp;&amp;</text:span></text:p>
      <text:p text:style-name="P1"><text:span text:style-name="T7"><text:s text:c="4"/>CLASSPATH=`cygpath --path --windows "$CLASSPATH"`</text:span></text:p>
      <text:p text:style-name="P1"><text:span text:style-name="T7"><text:s text:c="2"/>[ -n "$MAVEN_PROJECTBASEDIR" ] &amp;&amp;</text:span></text:p>
      <text:p text:style-name="P1"><text:span text:style-name="T7"><text:s text:c="4"/>MAVEN_PROJECTBASEDIR=`cygpath --path --windows "$MAVEN_PROJECTBASEDIR"`</text:span></text:p>
      <text:p text:style-name="P1"><text:span text:style-name="T7">fi</text:span></text:p>
      <text:p text:style-name="P1"><text:span text:style-name="T7"/></text:p>
      <text:p text:style-name="P1"><text:span text:style-name="T7"># Provide a "standardized" way to retrieve the CLI args that will</text:span></text:p>
      <text:p text:style-name="P1"><text:span text:style-name="T7"># work with both Windows and non-Windows executions.</text:span></text:p>
      <text:p text:style-name="P1"><text:span text:style-name="T7">MAVEN_CMD_LINE_ARGS="$MAVEN_CONFIG $@"</text:span></text:p>
      <text:p text:style-name="P1"><text:span text:style-name="T7">export MAVEN_CMD_LINE_ARGS</text:span></text:p>
      <text:p text:style-name="P1"><text:span text:style-name="T7"/></text:p>
      <text:p text:style-name="P1"><text:span text:style-name="T7">WRAPPER_LAUNCHER=org.apache.maven.wrapper.MavenWrapperMain</text:span></text:p>
      <text:p text:style-name="P1"><text:span text:style-name="T7"/></text:p>
      <text:p text:style-name="P1"><text:span text:style-name="T7">exec "$JAVACMD" \</text:span></text:p>
      <text:p text:style-name="P1"><text:span text:style-name="T7"><text:s text:c="2"/>$MAVEN_OPTS \</text:span></text:p>
      <text:p text:style-name="P1"><text:span text:style-name="T7"><text:s text:c="2"/>$MAVEN_DEBUG_OPTS \</text:span></text:p>
      <text:p text:style-name="P1"><text:span text:style-name="T7"><text:s text:c="2"/>-classpath "$MAVEN_PROJECTBASEDIR/.mvn/wrapper/maven-wrapper.jar" \</text:span></text:p>
      <text:p text:style-name="P1"><text:span text:style-name="T7"><text:s text:c="2"/>"-Dmaven.home=${M2_HOME}" \</text:span></text:p>
      <text:p text:style-name="P1"><text:span text:style-name="T7"><text:s text:c="2"/>"-Dmaven.multiModuleProjectDirectory=${MAVEN_PROJECTBASEDIR}" \</text:span></text:p>
      <text:p text:style-name="P1"><text:span text:style-name="T7"><text:s text:c="2"/>${WRAPPER_LAUNCHER} $MAVEN_CONFIG "$@"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